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54f7" officeooo:paragraph-rsid="000ddec9"/>
    </style:style>
    <style:style style:name="P2" style:family="paragraph" style:parent-style-name="Standard">
      <style:text-properties fo:font-size="12pt" fo:font-weight="normal" officeooo:rsid="000c54f7" officeooo:paragraph-rsid="000c54f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0c5dbf" officeooo:paragraph-rsid="000c5dbf" style:font-weight-asian="normal" style:font-weight-complex="normal"/>
    </style:style>
    <style:style style:name="P4" style:family="paragraph" style:parent-style-name="Standard">
      <style:text-properties fo:font-weight="normal" officeooo:rsid="000ddec9" officeooo:paragraph-rsid="000ddec9" style:font-weight-asian="normal" style:font-weight-complex="normal"/>
    </style:style>
    <style:style style:name="P5" style:family="paragraph" style:parent-style-name="Standard">
      <style:text-properties fo:font-weight="normal" officeooo:rsid="000e6780" officeooo:paragraph-rsid="000e6780" style:font-weight-asian="normal" style:font-weight-complex="normal"/>
    </style:style>
    <style:style style:name="P6" style:family="paragraph" style:parent-style-name="Standard">
      <style:text-properties fo:font-weight="normal" officeooo:rsid="000f17a7" officeooo:paragraph-rsid="000f17a7" style:font-weight-asian="normal" style:font-weight-complex="normal"/>
    </style:style>
    <style:style style:name="P7" style:family="paragraph" style:parent-style-name="Standard">
      <style:text-properties fo:font-weight="normal" officeooo:rsid="00114654" officeooo:paragraph-rsid="00114654" style:font-weight-asian="normal" style:font-weight-complex="normal"/>
    </style:style>
    <style:style style:name="P8" style:family="paragraph" style:parent-style-name="Standard">
      <style:text-properties fo:font-weight="normal" officeooo:rsid="00114654" officeooo:paragraph-rsid="00129437" style:font-weight-asian="normal" style:font-weight-complex="normal"/>
    </style:style>
    <style:style style:name="P9" style:family="paragraph" style:parent-style-name="Standard">
      <style:text-properties fo:font-weight="bold" officeooo:rsid="00114654" officeooo:paragraph-rsid="00129437" style:font-weight-asian="bold" style:font-weight-complex="bold"/>
    </style:style>
    <style:style style:name="P10" style:family="paragraph" style:parent-style-name="Standard">
      <style:text-properties fo:font-size="13pt" fo:font-weight="bold" officeooo:rsid="00129437" officeooo:paragraph-rsid="00129437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c54f7" officeooo:paragraph-rsid="000ddec9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c54f7" officeooo:paragraph-rsid="000c54f7" style:font-size-asian="13pt" style:font-weight-asian="bold" style:font-size-complex="13pt" style:font-weight-complex="bold"/>
    </style:style>
    <style:style style:name="P13" style:family="paragraph" style:parent-style-name="Standard">
      <style:text-properties fo:font-weight="bold" officeooo:rsid="000c5dbf" officeooo:paragraph-rsid="000c5dbf" style:font-weight-asian="bold" style:font-weight-complex="bold"/>
    </style:style>
    <style:style style:name="P14" style:family="paragraph" style:parent-style-name="Standard">
      <style:text-properties fo:font-weight="bold" officeooo:rsid="000ddec9" officeooo:paragraph-rsid="000ddec9" style:font-weight-asian="bold" style:font-weight-complex="bold"/>
    </style:style>
    <style:style style:name="P15" style:family="paragraph" style:parent-style-name="Standard">
      <style:text-properties fo:font-weight="bold" officeooo:rsid="000e6780" officeooo:paragraph-rsid="000ddec9" style:font-weight-asian="bold" style:font-weight-complex="bold"/>
    </style:style>
    <style:style style:name="P16" style:family="paragraph" style:parent-style-name="Standard">
      <style:text-properties fo:font-size="12pt" fo:font-weight="normal" officeooo:rsid="00129437" officeooo:paragraph-rsid="0012943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6929a" officeooo:paragraph-rsid="0018d74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8616a" officeooo:paragraph-rsid="0018d74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8616a" officeooo:paragraph-rsid="001d675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8616a" officeooo:paragraph-rsid="0018d748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8616a" officeooo:paragraph-rsid="001acfb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8616a" officeooo:paragraph-rsid="001d675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8d748" officeooo:paragraph-rsid="0018d748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normal" officeooo:rsid="0018d748" officeooo:paragraph-rsid="0018d748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2pt" fo:font-weight="normal" officeooo:rsid="0018d748" officeooo:paragraph-rsid="001d6757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8d748" officeooo:paragraph-rsid="001d675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acfb7" officeooo:paragraph-rsid="001acfb7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acfb7" officeooo:paragraph-rsid="001b6d4a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b6d4a" officeooo:paragraph-rsid="001b6d4a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b7ea7" officeooo:paragraph-rsid="001b7ea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d6757" officeooo:paragraph-rsid="001d675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bold" officeooo:rsid="0015305c" officeooo:paragraph-rsid="0015305c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5305c" officeooo:paragraph-rsid="001acfb7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5305c" officeooo:paragraph-rsid="001d6757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6929a" officeooo:paragraph-rsid="0016929a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8616a" officeooo:paragraph-rsid="0018d748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8616a" officeooo:paragraph-rsid="001d6757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8d748" officeooo:paragraph-rsid="0018d748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18d748" officeooo:paragraph-rsid="0016929a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18d748" officeooo:paragraph-rsid="001d6757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1b7ea7" officeooo:paragraph-rsid="001b7ea7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eb4e0" officeooo:paragraph-rsid="001eb4e0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000000" loext:opacity="100%" style:font-name="Arial" fo:font-size="9pt" fo:letter-spacing="normal" fo:font-style="normal" fo:font-weight="normal" officeooo:rsid="0016929a" officeooo:paragraph-rsid="0018d748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b6d4a" officeooo:paragraph-rsid="001b6d4a" style:font-size-asian="12pt" style:font-weight-asian="normal" style:font-size-complex="12pt" style:font-weight-complex="normal"/>
    </style:style>
    <style:style style:name="P45" style:family="paragraph">
      <loext:graphic-properties draw:fill-color="#ffff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748" style:font-weight-asian="bold" style:font-weight-complex="bold"/>
    </style:style>
    <style:style style:name="T3" style:family="text">
      <style:text-properties fo:font-weight="bold" officeooo:rsid="00205db3" style:font-weight-asian="bold" style:font-weight-complex="bold"/>
    </style:style>
    <style:style style:name="T4" style:family="text">
      <style:text-properties officeooo:rsid="000de177"/>
    </style:style>
    <style:style style:name="T5" style:family="text">
      <style:text-properties officeooo:rsid="00129437"/>
    </style:style>
    <style:style style:name="T6" style:family="text">
      <style:text-properties officeooo:rsid="0015305c"/>
    </style:style>
    <style:style style:name="T7" style:family="text">
      <style:text-properties officeooo:rsid="0018d74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cfb7"/>
    </style:style>
    <style:style style:name="T10" style:family="text">
      <style:text-properties officeooo:rsid="001b7ea7"/>
    </style:style>
    <style:style style:name="T11" style:family="text">
      <style:text-properties officeooo:rsid="00205db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d7" draw:textarea-horizontal-align="justify" draw:textarea-vertical-align="middle" draw:auto-grow-height="false" fo:min-height="0.3236in" fo:min-width="0.18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1"/>
      <text:p text:style-name="P11">Statically Type Language</text:p>
      <text:p text:style-name="P12"/>
      <text:p text:style-name="P2">Statically Typed means the data type of a variable is known at the compile time. That means programmer has to specify the data type of a variable at the time of its declaration.</text:p>
      <text:p text:style-name="Standard"/>
      <text:p text:style-name="P13">Dynamically typed Language</text:p>
      <text:p text:style-name="P13"/>
      <text:p text:style-name="P3">Dynamically type data means interpreter assign data type the data type to a variable at runtime. There are no any per-defined data types. Types are checking at rum-time.</text:p>
      <text:p text:style-name="P3"/>
      <text:p text:style-name="P4">Java belong to statically and Dynamic type both.</text:p>
      <text:p text:style-name="P13"/>
      <text:p text:style-name="P14">Strongly Typed Language</text:p>
      <text:p text:style-name="P14"/>
      <text:p text:style-name="P4">Types are Checking Strictly. It<text:span text:style-name="T4"> is necessary to specify the data type of <text:s/>a variable.</text:span></text:p>
      <text:p text:style-name="P6">Java belongs to the Strongly typed language.</text:p>
      <text:p text:style-name="P4"/>
      <text:p text:style-name="P14"/>
      <text:p text:style-name="P14">Loosely Typed Language</text:p>
      <text:p text:style-name="P15"/>
      <text:p text:style-name="P5">Data types are not checking Strictly. Loosely typed data types are not strongly bound with data types.</text:p>
      <text:p text:style-name="P14"/>
      <text:p text:style-name="P4"/>
      <text:p text:style-name="P8">2.</text:p>
      <text:p text:style-name="P9">Case Sensitive</text:p>
      <text:p text:style-name="P7"/>
      <text:p text:style-name="P7">case sensitive means characters <text:span text:style-name="T5">that </text:span>are in lower and uppercase <text:span text:style-name="T5">treated as distinct. That means distinguish small and Capital letters. Java</text:span><text:span text:style-name="T6"> is a Case sensitive language.</text:span></text:p>
      <text:p text:style-name="P7"/>
      <text:p text:style-name="P10">Case-Insensitive</text:p>
      <text:p text:style-name="P10"/>
      <text:p text:style-name="P16">case Insensitive means language is not be able to distinguish between Upper and Lower case versions of a letter.</text:p>
      <text:p text:style-name="P16"/>
      <text:p text:style-name="P16"/>
      <text:p text:style-name="P32">Case Sensitive-Insensitive</text:p>
      <text:p text:style-name="P32"/>
      <text:p text:style-name="P32"/>
      <text:p text:style-name="P17">3.</text:p>
      <text:p text:style-name="P17"/>
      <text:p text:style-name="P41">Identity Conversion</text:p>
      <text:p text:style-name="P43"/>
      <text:p text:style-name="P44">A Conversion from a type to that same type is permitted for any type.</text:p>
      <text:p text:style-name="P17"/>
      <text:p text:style-name="P28"><text:span text:style-name="T10">i</text:span>nt <text:span text:style-name="T10">y</text:span>=10;</text:p>
      <text:p text:style-name="P30">int x;</text:p>
      <text:p text:style-name="P30"/>
      <text:p text:style-name="P30">x=y;</text:p>
      <text:p text:style-name="P30">x=(int) y;</text:p>
      <text:p text:style-name="P29"><text:soft-page-break/></text:p>
      <text:p text:style-name="P31">4.</text:p>
      <text:p text:style-name="P22"/>
      <text:p text:style-name="P22"/>
      <text:p text:style-name="P22"><text:span text:style-name="T1">Widening </text:span><text:span text:style-name="T2">Primitive</text:span><text:span text:style-name="T1"> C</text:span><text:span text:style-name="T2">onversion</text:span></text:p>
      <text:p text:style-name="P22"/>
      <text:p text:style-name="P19">Converting a lower data type into higher data type called widening <text:span text:style-name="T7">conversion</text:span> is done automatically.</text:p>
      <text:p text:style-name="P19"><text:tab/><text:tab/> <text:s text:c="2"/><text:span text:style-name="T3">Char</text:span></text:p>
      <text:p text:style-name="P19"><draw:custom-shape text:anchor-type="paragraph" draw:z-index="0" draw:name="Shape 1" draw:style-name="gr1" draw:text-style-name="P45" svg:width="0.3752in" svg:height="0.3858in" svg:x="1.1173in" svg:y="0.0291in"><text:p/><draw:enhanced-geometry svg:viewBox="0 0 21600 21600" draw:text-areas="?f0 0 ?f2 ?f5" draw:type="down-arrow" draw:modifiers="14414.5161290323 5593.09494451295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/></text:p>
      <text:p text:style-name="P22"><text:tab/></text:p>
      <text:p text:style-name="P22"/>
      <text:p text:style-name="P37">byte==&gt;short==&gt;int<text:span text:style-name="T7">==&gt;long==&gt;long==&gt;float==&gt;double</text:span></text:p>
      <text:p text:style-name="P37"/>
      <text:p text:style-name="P42">EX:-</text:p>
      <text:p text:style-name="P31"><text:s text:c="8"/>byte myByte=10;</text:p>
      <text:p text:style-name="P31"><text:s text:c="8"/>short myShort=myByte;</text:p>
      <text:p text:style-name="P31"><text:s text:c="8"/>int myInt=myByte;</text:p>
      <text:p text:style-name="P31"><text:s text:c="8"/>long myLong=myByte;</text:p>
      <text:p text:style-name="P31"><text:s text:c="8"/>float myFloat=myByte;</text:p>
      <text:p text:style-name="P31"><text:s text:c="8"/>double myDouble=myByte;</text:p>
      <text:p text:style-name="P34"/>
      <text:p text:style-name="P29"/>
      <text:p text:style-name="P29"/>
      <text:p text:style-name="P29"/>
      <text:p text:style-name="P33"/>
      <text:p text:style-name="P32"/>
      <text:p text:style-name="P32"/>
      <text:p text:style-name="P39"/>
      <text:p text:style-name="P38"/>
      <text:p text:style-name="P38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36:36.707874191</meta:creation-date>
    <meta:generator>LibreOffice/7.3.7.2$Linux_X86_64 LibreOffice_project/30$Build-2</meta:generator>
    <dc:date>2023-07-31T10:33:08.376742182</dc:date>
    <meta:editing-duration>PT2H41S</meta:editing-duration>
    <meta:editing-cycles>9</meta:editing-cycles>
    <meta:document-statistic meta:table-count="0" meta:image-count="0" meta:object-count="0" meta:page-count="2" meta:paragraph-count="37" meta:word-count="230" meta:character-count="1538" meta:non-whitespace-character-count="1289"/>
  </office:meta>
</office:document-meta>
</file>